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6">
            <calcext:condition calcext:apply-style-name="Error" calcext:value="duplicate" calcext:base-cell-address="list.B3"/>
          </calcext:conditional-format>
          <calcext:conditional-format calcext:target-range-address="list.C3:list.C29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8" office:value-type="string" calcext:value-type="string">
            <text:p>개발사 이름</text:p>
          </table:table-cell>
          <table:table-cell table:style-name="ce179" office:value-type="string" calcext:value-type="string">
            <text:p>개발사 이름( 한글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Social Media 3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/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4"/>
        </table:table-row>
        <table:table-row table:style-name="ro12">
          <table:table-cell table:style-name="ce159" office:value-type="string" calcext:value-type="string">
            <text:p>CIRCLEfromDOT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  <table:table-cell table:style-name="ce180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3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 table:number-columns-repeated="2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3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SUNCYAN studio</text:p>
          </table:table-cell>
          <table:table-cell table:style-name="ce180"/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  <table:table-cell table:style-name="ce180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3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  <table:table-cell table:style-name="ce180" office:value-type="string" calcext:value-type="string">
            <text:p>042. 864. 1254</text:p>
          </table:table-cell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4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4"/>
        </table:table-row>
        <table:table-row table:style-name="ro1" table:number-rows-repeated="104836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275:list.C276" table:on-update-keep-styles="true" table:on-update-keep-size="false"/>
        <table:database-range table:name="publisher_name_list" table:target-range-address="publisher.A2:publisher.A1059" table:on-update-keep-styles="true" table:on-update-keep-size="false"/>
        <table:database-range table:name="__Anonymous_Sheet_DB__0" table:target-range-address="list.B2:list.I29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4:47:05.7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3T15:01:41.601000000</dc:date>
    <meta:editing-duration>P2DT8H21M25S</meta:editing-duration>
    <meta:editing-cycles>913</meta:editing-cycles>
    <meta:document-statistic meta:table-count="4" meta:cell-count="303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